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478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2.29cm"/>
    </style:style>
    <style:style style:name="co4" style:family="table-column">
      <style:table-column-properties fo:break-before="auto" style:column-width="1.7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0.686cm"/>
    </style:style>
    <style:style style:name="co8" style:family="table-column">
      <style:table-column-properties fo:break-before="auto" style:column-width="0.49cm"/>
    </style:style>
    <style:style style:name="co9" style:family="table-column">
      <style:table-column-properties fo:break-before="auto" style:column-width="9.188cm"/>
    </style:style>
    <style:style style:name="co10" style:family="table-column">
      <style:table-column-properties fo:break-before="auto" style:column-width="1.709cm"/>
    </style:style>
    <style:style style:name="co11" style:family="table-column">
      <style:table-column-properties fo:break-before="auto" style:column-width="2.051cm"/>
    </style:style>
    <style:style style:name="co12" style:family="table-column">
      <style:table-column-properties fo:break-before="auto" style:column-width="1.101cm"/>
    </style:style>
    <style:style style:name="ro1" style:family="table-row">
      <style:table-row-properties style:row-height="0.949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917cm" fo:break-before="auto" style:use-optimal-row-height="true"/>
    </style:style>
    <style:style style:name="ro7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fi" fo:country="FI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umberland AMT" fo:font-size="10pt" fo:language="fi" fo:country="FI" fo:font-style="normal" fo:text-shadow="none" style:text-underline-style="none" fo:font-weight="bold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.706cm"/>
      <style:text-properties style:use-window-font-color="true" style:text-outline="false" style:text-line-through-style="none" style:text-line-through-type="none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Cumberland AMT" fo:font-size="10pt" fo:language="fi" fo:country="FI" fo:font-style="normal" fo:text-shadow="none" style:text-underline-style="none" fo:font-weight="bold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1.411cm"/>
      <style:text-properties style:use-window-font-color="true" style:text-outline="false" style:text-line-through-style="none" style:text-line-through-type="none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1.058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1.058c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1.058cm"/>
      <style:text-properties style:use-window-font-color="true" style:text-outline="false" style:text-line-through-style="none" style:text-line-through-type="none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.353cm"/>
      <style:text-properties style:use-window-font-color="true" style:text-outline="false" style:text-line-through-style="none" style:text-line-through-type="none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1.764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9"/>
    <style:style style:name="ce15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Courier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Cumberland AMT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41">
      <style:text-properties fo:font-weight="bold" style:font-weight-asian="bold" style:font-weight-complex="bold"/>
    </style:style>
    <style:style style:name="ce18" style:family="table-cell" style:parent-style-name="Default" style:data-style-name="N41"/>
    <style:style style:name="ce19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20" style:family="table-cell" style:parent-style-name="Default" style:data-style-name="N2"/>
  </office:automatic-styles>
  <office:body>
    <office:spreadsheet>
      <table:table table:name="formul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Sunrise/Sunset Algorithm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 calcext:value-type="string">
            <text:p>Source:</text:p>
          </table:table-cell>
          <table:table-cell table:number-columns-repeated="10"/>
        </table:table-row>
        <table:table-row table:style-name="ro4">
          <table:table-cell table:style-name="ce3" office:value-type="string" calcext:value-type="string">
            <text:p><text:s text:c="3"/>Almanac for Computers, 1990</text:p>
          </table:table-cell>
          <table:table-cell table:number-columns-repeated="10"/>
        </table:table-row>
        <table:table-row table:style-name="ro4">
          <table:table-cell table:style-name="ce3" office:value-type="string" calcext:value-type="string">
            <text:p><text:s text:c="3"/>published by Nautical Almanac Office</text:p>
          </table:table-cell>
          <table:table-cell table:number-columns-repeated="10"/>
        </table:table-row>
        <table:table-row table:style-name="ro4">
          <table:table-cell table:style-name="ce3" office:value-type="string" calcext:value-type="string">
            <text:p><text:s text:c="3"/>United States Naval Observatory</text:p>
          </table:table-cell>
          <table:table-cell table:number-columns-repeated="10"/>
        </table:table-row>
        <table:table-row table:style-name="ro4">
          <table:table-cell table:style-name="ce3" office:value-type="string" calcext:value-type="string">
            <text:p><text:s text:c="3"/>Washington, DC 20392</text:p>
          </table:table-cell>
          <table:table-cell table:number-columns-repeated="10"/>
        </table:table-row>
        <table:table-row table:style-name="ro4">
          <table:table-cell table:number-columns-repeated="11"/>
        </table:table-row>
        <table:table-row table:style-name="ro4">
          <table:table-cell table:style-name="ce2" office:value-type="string" calcext:value-type="string">
            <text:p>Inputs:</text:p>
          </table:table-cell>
          <table:table-cell table:style-name="ce13" office:value-type="string" calcext:value-type="string">
            <text:p>Day</text:p>
          </table:table-cell>
          <table:table-cell table:style-name="ce13" office:value-type="string" calcext:value-type="string">
            <text:p>Month</text:p>
          </table:table-cell>
          <table:table-cell table:style-name="ce13" office:value-type="string" calcext:value-type="string">
            <text:p>Year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<text:s text:c="3"/>Date of <text:s/>sunrise/sunset</text:p>
          </table:table-cell>
          <table:table-cell table:formula="of:=[mainpage.B4]" office:value-type="float" office:value="17" calcext:value-type="float">
            <text:p>17</text:p>
          </table:table-cell>
          <table:table-cell table:formula="of:=[mainpage.C4]" office:value-type="float" office:value="6" calcext:value-type="float">
            <text:p>6</text:p>
          </table:table-cell>
          <table:table-cell table:formula="of:=[mainpage.D4]" office:value-type="float" office:value="2015" calcext:value-type="float">
            <text:p>2015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<text:s text:c="3"/>Location for sunrise/sunset</text:p>
          </table:table-cell>
          <table:table-cell table:style-name="ce13" office:value-type="string" calcext:value-type="string">
            <text:p>Latitude</text:p>
          </table:table-cell>
          <table:table-cell table:style-name="ce13" office:value-type="string" calcext:value-type="string">
            <text:p>Longitude</text:p>
          </table:table-cell>
          <table:table-cell table:style-name="ce13" office:value-type="string" calcext:value-type="string">
            <text:p>TZ</text:p>
          </table:table-cell>
          <table:table-cell table:number-columns-repeated="7"/>
        </table:table-row>
        <table:table-row table:style-name="ro4">
          <table:table-cell table:style-name="ce4" office:value-type="string" calcext:value-type="string">
            <text:p>Helsinki</text:p>
          </table:table-cell>
          <table:table-cell table:formula="of:=[mainpage.B7]" office:value-type="float" office:value="60.18" calcext:value-type="float">
            <text:p>60,18</text:p>
          </table:table-cell>
          <table:table-cell table:formula="of:=[mainpage.C7]" office:value-type="float" office:value="24.93" calcext:value-type="float">
            <text:p>24,93</text:p>
          </table:table-cell>
          <table:table-cell table:formula="of:=[mainpage.D7]" office:value-type="float" office:value="2" calcext:value-type="float">
            <text:p>2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<text:s text:c="3"/>Sun's zenith for sunrise/sunset</text:p>
          </table:table-cell>
          <table:table-cell table:number-columns-repeated="10"/>
        </table:table-row>
        <table:table-row table:style-name="ro4">
          <table:table-cell table:style-name="ce3" office:value-type="string" calcext:value-type="string">
            <text:p><text:s text:c="7"/>offical <text:s text:c="5"/>= 90 degrees 50'</text:p>
          </table:table-cell>
          <table:table-cell table:formula="of:=FLOOR(90+5/6;0.0001)" office:value-type="float" office:value="90.8333" calcext:value-type="float">
            <text:p>90,8333</text:p>
          </table:table-cell>
          <table:table-cell table:number-columns-repeated="9"/>
        </table:table-row>
        <table:table-row table:style-name="ro4">
          <table:table-cell table:style-name="ce3" office:value-type="string" calcext:value-type="string">
            <text:p><text:s text:c="7"/>civil <text:s text:c="7"/>= 96 degrees</text:p>
          </table:table-cell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4">
          <table:table-cell table:style-name="ce3" office:value-type="string" calcext:value-type="string">
            <text:p><text:s text:c="7"/>nautical <text:s text:c="4"/>= 102 degrees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4">
          <table:table-cell table:style-name="ce3" office:value-type="string" calcext:value-type="string">
            <text:p><text:s text:c="7"/>astronomical = 108 degrees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4">
          <table:table-cell table:style-name="ce3"/>
          <table:table-cell table:number-columns-repeated="10"/>
        </table:table-row>
        <table:table-row table:style-name="ro4">
          <table:table-cell table:style-name="ce2" office:value-type="string" calcext:value-type="string">
            <text:p>1. First calculate the day of the year</text:p>
          </table:table-cell>
          <table:table-cell table:number-columns-repeated="10"/>
        </table:table-row>
        <table:table-row table:style-name="ro4">
          <table:table-cell table:style-name="ce3" office:value-type="string" calcext:value-type="string">
            <text:p><text:s text:c="6"/>N1 = int(275*month/9)</text:p>
          </table:table-cell>
          <table:table-cell table:formula="of:=INT(275*[.C10]/9)" office:value-type="float" office:value="183" calcext:value-type="float">
            <text:p>183</text:p>
          </table:table-cell>
          <table:table-cell table:number-columns-repeated="9"/>
        </table:table-row>
        <table:table-row table:style-name="ro4">
          <table:table-cell table:style-name="ce3" office:value-type="string" calcext:value-type="string">
            <text:p><text:s text:c="6"/>N2 = int((month + 9)/12)</text:p>
          </table:table-cell>
          <table:table-cell table:formula="of:=INT(([.C10]+9)/12)" office:value-type="float" office:value="1" calcext:value-type="float">
            <text:p>1</text:p>
          </table:table-cell>
          <table:table-cell table:number-columns-repeated="9"/>
        </table:table-row>
        <table:table-row table:style-name="ro4">
          <table:table-cell table:style-name="ce3" office:value-type="string" calcext:value-type="string">
            <text:p><text:s text:c="6"/>N3 = 1+int((year–4*int(year/4)+2)/3)</text:p>
          </table:table-cell>
          <table:table-cell table:formula="of:=1+INT(([.D10]-4*INT([.D10]/4)+2)/3)" office:value-type="float" office:value="2" calcext:value-type="float">
            <text:p>2</text:p>
          </table:table-cell>
          <table:table-cell table:number-columns-repeated="9"/>
        </table:table-row>
        <table:table-row table:style-name="ro4">
          <table:table-cell table:style-name="ce3" office:value-type="string" calcext:value-type="string">
            <text:p><text:s text:c="6"/>N = N1 – (N2*N3) + day - 30</text:p>
          </table:table-cell>
          <table:table-cell table:formula="of:=[.B20]-[.B21]*[.B22]+[.B10]-30" office:value-type="float" office:value="168" calcext:value-type="float">
            <text:p>168</text:p>
          </table:table-cell>
          <table:table-cell table:number-columns-repeated="9"/>
        </table:table-row>
        <table:table-row table:style-name="ro4">
          <table:table-cell table:number-columns-repeated="11"/>
        </table:table-row>
        <table:table-row table:style-name="ro5">
          <table:table-cell table:style-name="ce5" office:value-type="string" calcext:value-type="string">
            <text:p>2. convert the longitude to hour value and calculate an approximate time</text:p>
          </table:table-cell>
          <table:table-cell table:number-columns-repeated="10"/>
        </table:table-row>
        <table:table-row table:style-name="ro4">
          <table:table-cell table:style-name="ce3" office:value-type="string" calcext:value-type="string">
            <text:p>lngHour = longitude / 15</text:p>
          </table:table-cell>
          <table:table-cell table:formula="of:=FLOOR([.C12]/15;0.001)" office:value-type="float" office:value="1.662" calcext:value-type="float">
            <text:p>1,662</text:p>
          </table:table-cell>
          <table:table-cell table:number-columns-repeated="9"/>
        </table:table-row>
        <table:table-row table:style-name="ro4">
          <table:table-cell table:style-name="ce4" office:value-type="string" calcext:value-type="string">
            <text:p>if rising time is desired:</text:p>
          </table:table-cell>
          <table:table-cell table:number-columns-repeated="10"/>
        </table:table-row>
        <table:table-row table:style-name="ro3">
          <table:table-cell table:style-name="ce6" office:value-type="string" calcext:value-type="string">
            <text:p>t = N + ((6 - lngHour) / 24)</text:p>
          </table:table-cell>
          <table:table-cell table:style-name="ce14" table:formula="of:=[.B23]+((6-[.B26])/24)" office:value-type="float" office:value="168.18075" calcext:value-type="float">
            <text:p>168,1808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if setting time is desired:</text:p>
          </table:table-cell>
          <table:table-cell table:style-name="ce14"/>
          <table:table-cell table:number-columns-repeated="9"/>
        </table:table-row>
        <table:table-row table:style-name="ro3">
          <table:table-cell table:style-name="ce6" office:value-type="string" calcext:value-type="string">
            <text:p>t = N + ((18 - lngHour) / 24</text:p>
          </table:table-cell>
          <table:table-cell table:style-name="ce14" table:formula="of:=[.B23]+((18-[.B26])/24)" office:value-type="float" office:value="168.68075" calcext:value-type="float">
            <text:p>168,6808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9"/>
        </table:table-row>
        <table:table-row table:style-name="ro3">
          <table:table-cell table:style-name="ce2" office:value-type="string" calcext:value-type="string">
            <text:p>3. calculate the Sun's mean anomaly</text:p>
          </table:table-cell>
          <table:table-cell table:style-name="ce14"/>
          <table:table-cell table:number-columns-repeated="9"/>
        </table:table-row>
        <table:table-row table:style-name="ro3">
          <table:table-cell table:style-name="ce4" office:value-type="string" calcext:value-type="string">
            <text:p>M = (0.9856 * t) – 3.289 <text:s text:c="2"/>Sunrise</text:p>
          </table:table-cell>
          <table:table-cell table:style-name="ce14" table:formula="of:=(0.9856 *[.B28]) - 3.289" office:value-type="float" office:value="162.4699472" calcext:value-type="float">
            <text:p>162,4699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M = (0.9856 * t) – 3.289 <text:s text:c="2"/>Sunset</text:p>
          </table:table-cell>
          <table:table-cell table:style-name="ce14" table:formula="of:=(0.9856 *[.B30]) - 3.289" office:value-type="float" office:value="162.9627472" calcext:value-type="float">
            <text:p>162,9627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 calcext:value-type="string">
            <text:p>4. calculate the Sun's true longitude</text:p>
          </table:table-cell>
          <table:table-cell table:number-columns-repeated="10"/>
        </table:table-row>
        <table:table-row table:style-name="ro3">
          <table:table-cell table:style-name="ce3" office:value-type="string" calcext:value-type="string">
            <text:p>L = M+(1.916*sin(M))+(0.020*sin(2*M))+282.634</text:p>
          </table:table-cell>
          <table:table-cell table:number-columns-repeated="10"/>
        </table:table-row>
        <table:table-row table:style-name="ro4">
          <table:table-cell table:style-name="ce7" office:value-type="string" calcext:value-type="string">
            <text:p>Sunrise; L <text:s/>adjusted into the range [0,360) degrees</text:p>
          </table:table-cell>
          <table:table-cell table:style-name="ce15" table:formula="of:=[.B33]+(1.916*SIN([.B$40]*[.B33]))+(0.02*SIN(2*[.B33]*[.B$40]))+282.634" office:value-type="float" office:value="445.669569190995" calcext:value-type="float">
            <text:p>445,670</text:p>
          </table:table-cell>
          <table:table-cell table:style-name="ce16" table:formula="of:=MOD([.B38];360)" office:value-type="float" office:value="85.669569190995" calcext:value-type="float">
            <text:p>85,670</text:p>
          </table:table-cell>
          <table:table-cell table:number-columns-repeated="8"/>
        </table:table-row>
        <table:table-row table:style-name="ro4">
          <table:table-cell table:style-name="ce8" office:value-type="string" calcext:value-type="string">
            <text:p>Sunset; <text:s text:c="2"/>degrees</text:p>
          </table:table-cell>
          <table:table-cell table:style-name="ce15" table:formula="of:=[.B34]+(1.916*SIN([.B$40]*[.B34]))+(0.02*SIN(2*[.B$40]*[.B34]))+282.634" office:value-type="float" office:value="446.146917177183" calcext:value-type="float">
            <text:p>446,147</text:p>
          </table:table-cell>
          <table:table-cell table:style-name="ce16" table:formula="of:=MOD([.B39];360)" office:value-type="float" office:value="86.1469171771834" calcext:value-type="float">
            <text:p>86,147</text:p>
          </table:table-cell>
          <table:table-cell table:number-columns-repeated="8"/>
        </table:table-row>
        <table:table-row table:style-name="ro4">
          <table:table-cell table:style-name="ce9" office:value-type="string" calcext:value-type="string">
            <text:p>Conversion factor degrees to radians</text:p>
          </table:table-cell>
          <table:table-cell table:style-name="ce3" table:formula="of:=PI()/180" office:value-type="float" office:value="0.0174532925199433" calcext:value-type="float">
            <text:p>0,0174532925</text:p>
          </table:table-cell>
          <table:table-cell table:style-name="ce16"/>
          <table:table-cell table:number-columns-repeated="8"/>
        </table:table-row>
        <table:table-row table:style-name="ro4">
          <table:table-cell table:number-columns-repeated="11"/>
        </table:table-row>
        <table:table-row table:style-name="ro3">
          <table:table-cell table:style-name="ce2" office:value-type="string" calcext:value-type="string">
            <text:p>5a. calculate the Sun's right ascension</text:p>
          </table:table-cell>
          <table:table-cell table:number-columns-repeated="10"/>
        </table:table-row>
        <table:table-row table:style-name="ro4">
          <table:table-cell table:style-name="ce4" office:value-type="string" calcext:value-type="string">
            <text:p>RA = atan(0.91764 * tan(L)); <text:s text:c="2"/>Sunrise</text:p>
          </table:table-cell>
          <table:table-cell table:style-name="ce3" table:formula="of:=ATAN(0.91764 * TAN([.B$40]*[.C38]))/[.B$40]" office:value-type="float" office:value="85.2825868422407" calcext:value-type="float">
            <text:p>85,2825868422</text:p>
          </table:table-cell>
          <table:table-cell table:style-name="ce3"/>
          <table:table-cell table:number-columns-repeated="8"/>
        </table:table-row>
        <table:table-row table:style-name="ro3">
          <table:table-cell table:style-name="ce4" office:value-type="string" calcext:value-type="string">
            <text:p>RA = atan(0.91764 * tan(L)); <text:s text:c="2"/>Sunset</text:p>
          </table:table-cell>
          <table:table-cell table:style-name="ce3" table:formula="of:=ATAN(0.91764 * TAN([.B$40]*[.C39]))/[.B$40]" office:value-type="float" office:value="85.8022809207589" calcext:value-type="float">
            <text:p>85,8022809208</text:p>
          </table:table-cell>
          <table:table-cell table:style-name="ce3"/>
          <table:table-cell table:number-columns-repeated="8"/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 calcext:value-type="string">
            <text:p>5b. RA and L must be in the same quadrant</text:p>
          </table:table-cell>
          <table:table-cell table:number-columns-repeated="10"/>
        </table:table-row>
        <table:table-row table:style-name="ro3">
          <table:table-cell table:style-name="ce4" office:value-type="string" calcext:value-type="string">
            <text:p>Lquadrant <text:s/>= (int( L/90)) * 90</text:p>
          </table:table-cell>
          <table:table-cell table:formula="of:=INT([.C38]/90)*90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Raquadrant = (int(RA/90)) * 90</text:p>
          </table:table-cell>
          <table:table-cell table:formula="of:=INT([.B43]/90)*90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RA = RA + (Lquadrant - RAquadrant)</text:p>
          </table:table-cell>
          <table:table-cell table:style-name="ce14" table:formula="of:=[.B43]+([.B47]-[.B48])" office:value-type="float" office:value="85.2825868422407" calcext:value-type="float">
            <text:p>85,2826</text:p>
          </table:table-cell>
          <table:table-cell table:number-columns-repeated="9"/>
        </table:table-row>
        <table:table-row table:style-name="ro2">
          <table:table-cell table:style-name="ce4"/>
          <table:table-cell table:number-columns-repeated="10"/>
        </table:table-row>
        <table:table-row table:style-name="ro3">
          <table:table-cell table:style-name="ce4" office:value-type="string" calcext:value-type="string">
            <text:p>Lquadrant <text:s/>= (int( L/90)) * 90</text:p>
          </table:table-cell>
          <table:table-cell table:formula="of:=INT([.C39]/90)*90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Raquadrant = (int(RA/90)) * 90</text:p>
          </table:table-cell>
          <table:table-cell table:formula="of:=INT([.B44]/90)*90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RA = RA + (Lquadrant - RAquadrant)</text:p>
          </table:table-cell>
          <table:table-cell table:style-name="ce14" table:formula="of:=[.B44]+([.B51]-[.B52])" office:value-type="float" office:value="85.8022809207589" calcext:value-type="float">
            <text:p>85,8023</text:p>
          </table:table-cell>
          <table:table-cell table:number-columns-repeated="9"/>
        </table:table-row>
        <table:table-row table:style-name="ro4">
          <table:table-cell table:number-columns-repeated="11"/>
        </table:table-row>
        <table:table-row table:style-name="ro4">
          <table:table-cell table:style-name="ce2" office:value-type="string" calcext:value-type="string">
            <text:p>5c. RA converted into hours</text:p>
          </table:table-cell>
          <table:table-cell table:number-columns-repeated="10"/>
        </table:table-row>
        <table:table-row table:style-name="ro3">
          <table:table-cell table:style-name="ce4" office:value-type="string" calcext:value-type="string">
            <text:p><text:s/>RA = RA / 15; <text:s text:c="2"/>Sunrise</text:p>
          </table:table-cell>
          <table:table-cell table:style-name="ce14" table:formula="of:=[.B49]/15" office:value-type="float" office:value="5.68550578948272" calcext:value-type="float">
            <text:p>5,6855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<text:s/>RA = RA / 15; <text:s text:c="2"/>Sunset</text:p>
          </table:table-cell>
          <table:table-cell table:style-name="ce14" table:formula="of:=[.B53]/15" office:value-type="float" office:value="5.72015206138393" calcext:value-type="float">
            <text:p>5,7202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 calcext:value-type="string">
            <text:p>6. calculate the Sun's declination</text:p>
          </table:table-cell>
          <table:table-cell/>
          <table:table-cell table:style-name="ce11" office:value-type="string" calcext:value-type="string">
            <text:p>declination</text:p>
          </table:table-cell>
          <table:table-cell table:number-columns-repeated="8"/>
        </table:table-row>
        <table:table-row table:style-name="ro3">
          <table:table-cell table:style-name="ce4" office:value-type="string" calcext:value-type="string">
            <text:p>sinDec = 0.39782 * sin(L); <text:s text:c="3"/>Sunrise</text:p>
          </table:table-cell>
          <table:table-cell table:formula="of:=0.39782 * SIN([.B$40]*[.C38])" office:value-type="float" office:value="0.396684291666118" calcext:value-type="float">
            <text:p>0,3966842917</text:p>
          </table:table-cell>
          <table:table-cell table:formula="of:=ASIN([.B60])/[.B$40]" office:value-type="float" office:value="23.3710604968765" calcext:value-type="float">
            <text:p>23,3710604969</text:p>
          </table:table-cell>
          <table:table-cell table:number-columns-repeated="8"/>
        </table:table-row>
        <table:table-row table:style-name="ro3">
          <table:table-cell table:style-name="ce4" office:value-type="string" calcext:value-type="string">
            <text:p>cosDec = cos(asin(sinDec))</text:p>
          </table:table-cell>
          <table:table-cell table:formula="of:=COS(ASIN([.B60]))" office:value-type="float" office:value="0.917955103883273" calcext:value-type="float">
            <text:p>0,9179551039</text:p>
          </table:table-cell>
          <table:table-cell table:formula="of:=ACOS([.B61])/[.B$40]" office:value-type="float" office:value="23.3710604968765" calcext:value-type="float">
            <text:p>23,3710604969</text:p>
          </table:table-cell>
          <table:table-cell table:number-columns-repeated="8"/>
        </table:table-row>
        <table:table-row table:style-name="ro2">
          <table:table-cell table:style-name="ce4"/>
          <table:table-cell table:number-columns-repeated="10"/>
        </table:table-row>
        <table:table-row table:style-name="ro3">
          <table:table-cell table:style-name="ce4" office:value-type="string" calcext:value-type="string">
            <text:p>sinDec = 0.39782 * sin(L); <text:s text:c="3"/>Sunset</text:p>
          </table:table-cell>
          <table:table-cell table:formula="of:=0.39782 * SIN([.B$40]*[.C39])" office:value-type="float" office:value="0.396920783301659" calcext:value-type="float">
            <text:p>0,3969207833</text:p>
          </table:table-cell>
          <table:table-cell table:formula="of:=ASIN([.B63])/[.B$40]" office:value-type="float" office:value="23.3858223594691" calcext:value-type="float">
            <text:p>23,3858223595</text:p>
          </table:table-cell>
          <table:table-cell table:number-columns-repeated="8"/>
        </table:table-row>
        <table:table-row table:style-name="ro3">
          <table:table-cell table:style-name="ce4" office:value-type="string" calcext:value-type="string">
            <text:p>cosDec = cos(asin(sinDec))</text:p>
          </table:table-cell>
          <table:table-cell table:formula="of:=COS(ASIN([.B63]))" office:value-type="float" office:value="0.917852870444494" calcext:value-type="float">
            <text:p>0,9178528704</text:p>
          </table:table-cell>
          <table:table-cell table:formula="of:=ACOS([.B64])/[.B$40]" office:value-type="float" office:value="23.3858223594691" calcext:value-type="float">
            <text:p>23,3858223595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 calcext:value-type="string">
            <text:p>7a. calculate the Sun's local hour angle</text:p>
          </table:table-cell>
          <table:table-cell table:style-name="ce11" office:value-type="string" calcext:value-type="string">
            <text:p>Official</text:p>
          </table:table-cell>
          <table:table-cell table:style-name="ce11" office:value-type="string" calcext:value-type="string">
            <text:p>Civil</text:p>
          </table:table-cell>
          <table:table-cell table:number-columns-repeated="8"/>
        </table:table-row>
        <table:table-row table:style-name="ro6">
          <table:table-cell table:style-name="ce4" office:value-type="string" calcext:value-type="string">
            <text:p>cosH=(cos(zenith)-(sinDec*sin(latitude)))/(cosDec*cos(latitude)); <text:s text:c="2"/>Sunrise</text:p>
          </table:table-cell>
          <table:table-cell table:formula="of:=(COS([.B$40]*[.B$14])-([.B60]*SIN([.B$40]*[.B$12])))/([.B61]*COS([.B$40]*[.B$12]))" office:value-type="float" office:value="-0.785806877496411" calcext:value-type="float">
            <text:p>-0,7858068775</text:p>
          </table:table-cell>
          <table:table-cell table:formula="of:=(COS([.B$40]*[.B$15])-([.B60]*SIN([.B$40]*[.B$12])))/([.B61]*COS([.B$40]*[.B$12]))" office:value-type="float" office:value="-0.982936168475077" calcext:value-type="float">
            <text:p>-0,9829361685</text:p>
          </table:table-cell>
          <table:table-cell table:number-columns-repeated="8"/>
        </table:table-row>
        <table:table-row table:style-name="ro4">
          <table:table-cell table:style-name="ce4" office:value-type="string" calcext:value-type="string">
            <text:p>acos(cosH)</text:p>
          </table:table-cell>
          <table:table-cell table:formula="of:=ACOS([.B67])/[.B40]" office:value-type="float" office:value="141.7953662659" calcext:value-type="float">
            <text:p>141,7953662659</text:p>
          </table:table-cell>
          <table:table-cell table:number-columns-repeated="9"/>
        </table:table-row>
        <table:table-row table:style-name="ro6">
          <table:table-cell table:style-name="ce4" office:value-type="string" calcext:value-type="string">
            <text:p>cosH=(cos(zenith)-(sinDec*sin(latitude)))/(cosDec*cos(latitude)); <text:s text:c="2"/>Sunset</text:p>
          </table:table-cell>
          <table:table-cell table:formula="of:=(COS([.B$40]*[.B$14])-([.B63]*SIN([.B$40]*[.B$12])))/([.B64]*COS([.B$40]*[.B$12]))" office:value-type="float" office:value="-0.786343934572082" calcext:value-type="float">
            <text:p>-0,7863439346</text:p>
          </table:table-cell>
          <table:table-cell table:formula="of:=(COS([.B$40]*[.B$15])-([.B63]*SIN([.B$40]*[.B$12])))/([.B64]*COS([.B$40]*[.B$12]))" office:value-type="float" office:value="-0.983495182452502" calcext:value-type="float">
            <text:p>-0,9834951825</text:p>
          </table:table-cell>
          <table:table-cell table:number-columns-repeated="8"/>
        </table:table-row>
        <table:table-row table:style-name="ro4">
          <table:table-cell table:style-name="ce4" office:value-type="string" calcext:value-type="string">
            <text:p>acos(cosH)</text:p>
          </table:table-cell>
          <table:table-cell table:formula="of:=ACOS([.B69])/[.B40]" office:value-type="float" office:value="141.845147183974" calcext:value-type="float">
            <text:p>141,845147184</text:p>
          </table:table-cell>
          <table:table-cell table:number-columns-repeated="9"/>
        </table:table-row>
        <table:table-row table:style-name="ro3">
          <table:table-cell table:style-name="ce3" office:value-type="string" calcext:value-type="string">
            <text:p><text:s text:c="8"/></text:p>
          </table:table-cell>
          <table:table-cell table:number-columns-repeated="10"/>
        </table:table-row>
        <table:table-row table:style-name="ro3">
          <table:table-cell table:style-name="ce3" office:value-type="string" calcext:value-type="string">
            <text:p>if (cosH &gt; <text:s/>1) </text:p>
          </table:table-cell>
          <table:table-cell table:number-columns-repeated="10"/>
        </table:table-row>
        <table:table-row table:style-name="ro6">
          <table:table-cell table:style-name="ce4" office:value-type="string" calcext:value-type="string">
            <text:p>the sun never rises on this location (on the specified date)</text:p>
          </table:table-cell>
          <table:table-cell table:number-columns-repeated="10"/>
        </table:table-row>
        <table:table-row table:style-name="ro3">
          <table:table-cell table:style-name="ce3" office:value-type="string" calcext:value-type="string">
            <text:p>if (cosH &lt; -1)</text:p>
          </table:table-cell>
          <table:table-cell table:number-columns-repeated="10"/>
        </table:table-row>
        <table:table-row table:style-name="ro6">
          <table:table-cell table:style-name="ce4" office:value-type="string" calcext:value-type="string">
            <text:p>the sun never sets on this location (on the specified date)</text:p>
          </table:table-cell>
          <table:table-cell table:number-columns-repeated="10"/>
        </table:table-row>
        <table:table-row table:style-name="ro4">
          <table:table-cell table:number-columns-repeated="11"/>
        </table:table-row>
        <table:table-row table:style-name="ro3">
          <table:table-cell table:style-name="ce2" office:value-type="string" calcext:value-type="string">
            <text:p>7b. Calculate H and convert into hours</text:p>
          </table:table-cell>
          <table:table-cell table:style-name="ce11" office:value-type="string" calcext:value-type="string">
            <text:p>Official</text:p>
          </table:table-cell>
          <table:table-cell table:style-name="ce11" office:value-type="string" calcext:value-type="string">
            <text:p>Civil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<text:s text:c="8"/></text:p>
          </table:table-cell>
          <table:table-cell table:number-columns-repeated="10"/>
        </table:table-row>
        <table:table-row table:style-name="ro4">
          <table:table-cell table:style-name="ce10" office:value-type="string" calcext:value-type="string">
            <text:p>if rising time is desired:</text:p>
          </table:table-cell>
          <table:table-cell table:number-columns-repeated="10"/>
        </table:table-row>
        <table:table-row table:style-name="ro4">
          <table:table-cell table:style-name="ce9" office:value-type="string" calcext:value-type="string">
            <text:p>H = 360 - acos(cosH)</text:p>
          </table:table-cell>
          <table:table-cell table:formula="of:=360-ACOS([.B67])/[.B$40]" office:value-type="float" office:value="218.2046337341" calcext:value-type="float">
            <text:p>218,2046337341</text:p>
          </table:table-cell>
          <table:table-cell table:formula="of:=360-ACOS([.C67])/[.B$40]" office:value-type="float" office:value="190.599744799628" calcext:value-type="float">
            <text:p>190,5997447996</text:p>
          </table:table-cell>
          <table:table-cell table:number-columns-repeated="8"/>
        </table:table-row>
        <table:table-row table:style-name="ro3">
          <table:table-cell table:style-name="ce10" office:value-type="string" calcext:value-type="string">
            <text:p>if setting time is desired:</text:p>
          </table:table-cell>
          <table:table-cell table:number-columns-repeated="10"/>
        </table:table-row>
        <table:table-row table:style-name="ro4">
          <table:table-cell table:style-name="ce9" office:value-type="string" calcext:value-type="string">
            <text:p>H = acos(cosH)</text:p>
          </table:table-cell>
          <table:table-cell table:formula="of:=ACOS([.B69])/[.B$40]" office:value-type="float" office:value="141.845147183974" calcext:value-type="float">
            <text:p>141,845147184</text:p>
          </table:table-cell>
          <table:table-cell table:formula="of:=ACOS([.C69])/[.B$40]" office:value-type="float" office:value="169.575814307905" calcext:value-type="float">
            <text:p>169,5758143079</text:p>
          </table:table-cell>
          <table:table-cell table:number-columns-repeated="8"/>
        </table:table-row>
        <table:table-row table:style-name="ro4">
          <table:table-cell table:number-columns-repeated="11"/>
        </table:table-row>
        <table:table-row table:style-name="ro3">
          <table:table-cell table:style-name="ce10" office:value-type="string" calcext:value-type="string">
            <text:p>H = H / 15; <text:s text:c="2"/>Sunrise</text:p>
          </table:table-cell>
          <table:table-cell table:formula="of:=[.B80]/15" office:value-type="float" office:value="14.5469755822734" calcext:value-type="float">
            <text:p>14,5469755823</text:p>
          </table:table-cell>
          <table:table-cell table:formula="of:=[.C80]/15" office:value-type="float" office:value="12.7066496533085" calcext:value-type="float">
            <text:p>12,7066496533</text:p>
          </table:table-cell>
          <table:table-cell table:number-columns-repeated="8"/>
        </table:table-row>
        <table:table-row table:style-name="ro3">
          <table:table-cell table:style-name="ce10" office:value-type="string" calcext:value-type="string">
            <text:p>H = H / 15; <text:s text:c="2"/>Sunset</text:p>
          </table:table-cell>
          <table:table-cell table:formula="of:=[.B82]/15" office:value-type="float" office:value="9.45634314559824" calcext:value-type="float">
            <text:p>9,4563431456</text:p>
          </table:table-cell>
          <table:table-cell table:formula="of:=[.C82]/15" office:value-type="float" office:value="11.3050542871937" calcext:value-type="float">
            <text:p>11,3050542872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4">
          <table:table-cell table:style-name="ce2" office:value-type="string" calcext:value-type="string">
            <text:p>8. calculate local mean time of rising/setting</text:p>
          </table:table-cell>
          <table:table-cell table:number-columns-repeated="10"/>
        </table:table-row>
        <table:table-row table:style-name="ro4">
          <table:table-cell table:style-name="ce3" office:value-type="string" calcext:value-type="string">
            <text:p><text:s text:c="8"/></text:p>
          </table:table-cell>
          <table:table-cell table:number-columns-repeated="10"/>
        </table:table-row>
        <table:table-row table:style-name="ro4">
          <table:table-cell table:style-name="ce10" office:value-type="string" calcext:value-type="string">
            <text:p>T = H + RA - (0.06571 * t) – 6.622; Sunrise</text:p>
          </table:table-cell>
          <table:table-cell table:formula="of:=[.B84]+[.B$56]-(0.06571*[.B$28])-6.622" office:value-type="float" office:value="2.55932428925607" calcext:value-type="float">
            <text:p>2,5593242893</text:p>
          </table:table-cell>
          <table:table-cell table:formula="of:=IF([.B89]&lt;0;24+[.B89];[.B89])" office:value-type="float" office:value="2.55932428925607" calcext:value-type="float">
            <text:p>2,5593242893</text:p>
          </table:table-cell>
          <table:table-cell table:formula="of:=MOD([.C89];24)" office:value-type="float" office:value="2.55932428925607" calcext:value-type="float">
            <text:p>2,5593242893</text:p>
          </table:table-cell>
          <table:table-cell table:formula="of:=[.C84]+[.B$56]-(0.06571*[.B$28])-6.622" office:value-type="float" office:value="0.718998360291236" calcext:value-type="float">
            <text:p>0,7189983603</text:p>
          </table:table-cell>
          <table:table-cell table:formula="of:=IF([.E89]&gt;24;-24+[.E89];[.E89])" office:value-type="float" office:value="0.718998360291236" calcext:value-type="float">
            <text:p>0,7189983603</text:p>
          </table:table-cell>
          <table:table-cell table:number-columns-repeated="5"/>
        </table:table-row>
        <table:table-row table:style-name="ro4">
          <table:table-cell table:style-name="ce10" office:value-type="string" calcext:value-type="string">
            <text:p>T = H + RA - (0.06571 * t) – 6.622; Sunset</text:p>
          </table:table-cell>
          <table:table-cell table:formula="of:=[.B85]+[.B$57]-(0.06571*[.B$30])-6.622" office:value-type="float" office:value="-2.52951687551783" calcext:value-type="float">
            <text:p>-2,5295168755</text:p>
          </table:table-cell>
          <table:table-cell table:formula="of:=IF([.B90]&lt;0;24+[.B90];[.B90])" office:value-type="float" office:value="21.4704831244822" calcext:value-type="float">
            <text:p>21,4704831245</text:p>
          </table:table-cell>
          <table:table-cell table:formula="of:=MOD([.C90];24)" office:value-type="float" office:value="21.4704831244822" calcext:value-type="float">
            <text:p>21,4704831245</text:p>
          </table:table-cell>
          <table:table-cell table:formula="of:=[.C85]+[.B$57]-(0.06571*[.B$30])-6.622" office:value-type="float" office:value="-0.680805733922405" calcext:value-type="float">
            <text:p>-0,6808057339</text:p>
          </table:table-cell>
          <table:table-cell table:formula="of:=IF([.E90]&lt;0;24+[.E90];[.E90])" office:value-type="float" office:value="23.3191942660776" calcext:value-type="float">
            <text:p>23,3191942661</text:p>
          </table:table-cell>
          <table:table-cell table:number-columns-repeated="5"/>
        </table:table-row>
        <table:table-row table:style-name="ro4">
          <table:table-cell table:number-columns-repeated="11"/>
        </table:table-row>
        <table:table-row table:style-name="ro4">
          <table:table-cell table:style-name="ce2" office:value-type="string" calcext:value-type="string">
            <text:p>9. adjust back to UTC</text:p>
          </table:table-cell>
          <table:table-cell table:number-columns-repeated="10"/>
        </table:table-row>
        <table:table-row table:style-name="ro4">
          <table:table-cell table:style-name="ce3" office:value-type="string" calcext:value-type="string">
            <text:p><text:s text:c="8"/></text:p>
          </table:table-cell>
          <table:table-cell table:number-columns-repeated="10"/>
        </table:table-row>
        <table:table-row table:style-name="ro4">
          <table:table-cell table:style-name="ce3" office:value-type="string" calcext:value-type="string">
            <text:p><text:s text:c="8"/>UT = T – lngHour; <text:s text:c="2"/>Sunrise UT</text:p>
          </table:table-cell>
          <table:table-cell table:formula="of:=[.B89]-[.C$12]/15" office:value-type="float" office:value="0.897324289256074" calcext:value-type="float">
            <text:p>0,8973242893</text:p>
          </table:table-cell>
          <table:table-cell table:formula="of:=IF([.B94]&lt;0;24+[.B94];[.B94])" office:value-type="float" office:value="0.897324289256074" calcext:value-type="float">
            <text:p>0,8973242893</text:p>
          </table:table-cell>
          <table:table-cell table:formula="of:=MOD([.C94];24)" office:value-type="float" office:value="0.897324289256074" calcext:value-type="float">
            <text:p>0,8973242893</text:p>
          </table:table-cell>
          <table:table-cell table:formula="of:=[.E89]-[.C$12]/15" office:value-type="float" office:value="-0.943001639708764" calcext:value-type="float">
            <text:p>-0,9430016397</text:p>
          </table:table-cell>
          <table:table-cell table:formula="of:=IF([.E94]&gt;24;-24+[.E94];[.E94])" office:value-type="float" office:value="-0.943001639708764" calcext:value-type="float">
            <text:p>-0,9430016397</text:p>
          </table:table-cell>
          <table:table-cell table:number-columns-repeated="5"/>
        </table:table-row>
        <table:table-row table:style-name="ro4">
          <table:table-cell table:style-name="ce3" office:value-type="string" calcext:value-type="string">
            <text:p><text:s text:c="8"/>UT = T – lngHour; <text:s text:c="2"/>Sunset UT</text:p>
          </table:table-cell>
          <table:table-cell table:formula="of:=[.B90]-[.C$12]/15" office:value-type="float" office:value="-4.19151687551783" calcext:value-type="float">
            <text:p>-4,1915168755</text:p>
          </table:table-cell>
          <table:table-cell table:formula="of:=IF([.B95]&lt;0;24+[.B95];[.B95])" office:value-type="float" office:value="19.8084831244822" calcext:value-type="float">
            <text:p>19,8084831245</text:p>
          </table:table-cell>
          <table:table-cell table:formula="of:=MOD([.C95];24)" office:value-type="float" office:value="19.8084831244822" calcext:value-type="float">
            <text:p>19,8084831245</text:p>
          </table:table-cell>
          <table:table-cell table:formula="of:=[.E90]-[.C$12]/15" office:value-type="float" office:value="-2.3428057339224" calcext:value-type="float">
            <text:p>-2,3428057339</text:p>
          </table:table-cell>
          <table:table-cell table:formula="of:=IF([.E95]&lt;0;24+[.E95];[.E95])" office:value-type="float" office:value="21.6571942660776" calcext:value-type="float">
            <text:p>21,6571942661</text:p>
          </table:table-cell>
          <table:table-cell table:number-columns-repeated="5"/>
        </table:table-row>
        <table:table-row table:style-name="ro4">
          <table:table-cell table:number-columns-repeated="11"/>
        </table:table-row>
        <table:table-row table:style-name="ro4">
          <table:table-cell table:style-name="ce2" office:value-type="string" calcext:value-type="string">
            <text:p>10. UT value to local time zone of latitude/longitude</text:p>
          </table:table-cell>
          <table:table-cell table:number-columns-repeated="10"/>
        </table:table-row>
        <table:table-row table:style-name="ro3">
          <table:table-cell table:style-name="ce3" office:value-type="string" calcext:value-type="string">
            <text:p><text:s text:c="8"/></text:p>
          </table:table-cell>
          <table:table-cell/>
          <table:table-cell table:style-name="ce13" office:value-type="string" calcext:value-type="string">
            <text:p>Official</text:p>
          </table:table-cell>
          <table:table-cell table:style-name="ce13" office:value-type="string" calcext:value-type="string">
            <text:p>Civil</text:p>
          </table:table-cell>
          <table:table-cell/>
          <table:table-cell table:style-name="ce14"/>
          <table:table-cell table:number-columns-repeated="2"/>
          <table:table-cell table:style-name="ce14"/>
          <table:table-cell table:number-columns-repeated="2"/>
        </table:table-row>
        <table:table-row table:style-name="ro3">
          <table:table-cell table:style-name="ce3" office:value-type="string" calcext:value-type="string">
            <text:p><text:s text:c="8"/>localT = UT + localOffset; <text:s text:c="2"/>Sunrise</text:p>
          </table:table-cell>
          <table:table-cell table:formula="of:=[.D94]+[.D$12]" office:value-type="float" office:value="2.89732428925607" calcext:value-type="float">
            <text:p>2,8973242893</text:p>
          </table:table-cell>
          <table:table-cell table:style-name="ce17" table:formula="of:=[.B99]/24" office:value-type="time" office:time-value="PT02H53M50.367441322S" calcext:value-type="time">
            <text:p>02:53:50</text:p>
          </table:table-cell>
          <table:table-cell table:style-name="ce17" table:formula="of:=[.E99]/24" office:value-type="time" office:time-value="PT01H03M25.194097048S" calcext:value-type="time">
            <text:p>01:03:25</text:p>
          </table:table-cell>
          <table:table-cell table:formula="of:=[.F94]+[.D$12]" office:value-type="float" office:value="1.05699836029124" calcext:value-type="float">
            <text:p>1,0569983603</text:p>
          </table:table-cell>
          <table:table-cell table:number-columns-repeated="6"/>
        </table:table-row>
        <table:table-row table:style-name="ro4">
          <table:table-cell table:style-name="ce3" office:value-type="string" calcext:value-type="string">
            <text:p><text:s text:c="8"/>localT = UT + localOffset; <text:s text:c="2"/>Sunset</text:p>
          </table:table-cell>
          <table:table-cell table:formula="of:=[.D95]+[.D$12]" office:value-type="float" office:value="21.8084831244822" calcext:value-type="float">
            <text:p>21,8084831245</text:p>
          </table:table-cell>
          <table:table-cell table:style-name="ce17" table:formula="of:=[.B100]/24" office:value-type="time" office:time-value="PT21H48M30.539248136S" calcext:value-type="time">
            <text:p>21:48:31</text:p>
          </table:table-cell>
          <table:table-cell table:style-name="ce17" table:formula="of:=[.E100]/24" office:value-type="time" office:time-value="PT23H39M25.899357879S" calcext:value-type="time">
            <text:p>23:39:26</text:p>
          </table:table-cell>
          <table:table-cell table:formula="of:=[.F95]+[.D$12]" office:value-type="float" office:value="23.6571942660776" calcext:value-type="float">
            <text:p>23,6571942661</text:p>
          </table:table-cell>
          <table:table-cell table:style-name="ce14"/>
          <table:table-cell table:number-columns-repeated="2"/>
          <table:table-cell table:style-name="ce14"/>
          <table:table-cell table:number-columns-repeated="2"/>
        </table:table-row>
        <table:table-row table:style-name="ro2">
          <table:table-cell table:number-columns-repeated="2"/>
          <table:table-cell table:style-name="ce18"/>
          <table:table-cell table:number-columns-repeated="8"/>
        </table:table-row>
        <table:table-row table:style-name="ro7">
          <table:table-cell table:style-name="ce11" office:value-type="string" calcext:value-type="string">
            <text:p>11. Additional results</text:p>
          </table:table-cell>
          <table:table-cell table:number-columns-repeated="10"/>
        </table:table-row>
        <table:table-row table:style-name="ro7">
          <table:table-cell table:style-name="ce12" office:value-type="string" calcext:value-type="string">
            <text:p>Noon time = 0.5*(Sunrise + Sunset)</text:p>
          </table:table-cell>
          <table:table-cell table:formula="of:=0.5*([.B99]+[.B100])" office:value-type="float" office:value="12.3529037068691" calcext:value-type="float">
            <text:p>12,3529037069</text:p>
          </table:table-cell>
          <table:table-cell table:style-name="ce17" table:formula="of:=[.C99]+0.5*([.C100]-[.C99])" office:value-type="time" office:time-value="PT12H21M10.453344729S" calcext:value-type="time">
            <text:p>12:21:10</text:p>
          </table:table-cell>
          <table:table-cell table:number-columns-repeated="8"/>
        </table:table-row>
        <table:table-row table:style-name="ro4">
          <table:table-cell table:style-name="ce12" office:value-type="string" calcext:value-type="string">
            <text:p>Day length = Sunset – Sunrise</text:p>
          </table:table-cell>
          <table:table-cell table:formula="of:=[.B100]-[.B99]" office:value-type="float" office:value="18.9111588352261" calcext:value-type="float">
            <text:p>18,9111588352</text:p>
          </table:table-cell>
          <table:table-cell table:style-name="ce17" table:formula="of:=[.B104]/24" office:value-type="time" office:time-value="PT18H54M40.171806814S" calcext:value-type="time">
            <text:p>18:54:40</text:p>
          </table:table-cell>
          <table:table-cell table:number-columns-repeated="8"/>
        </table:table-row>
        <table:table-row table:style-name="ro7">
          <table:table-cell table:style-name="ce12" office:value-type="string" calcext:value-type="string">
            <text:p>Dawn length before Sunrise = Sunrise – Civibegin</text:p>
          </table:table-cell>
          <table:table-cell table:formula="of:=[.B99]-[.E99]" office:value-type="float" office:value="1.84032592896484" calcext:value-type="float">
            <text:p>1,840325929</text:p>
          </table:table-cell>
          <table:table-cell table:style-name="ce17" table:formula="of:=[.B105]/24" office:value-type="time" office:time-value="PT01H50M25.173344273S" calcext:value-type="time">
            <text:p>01:50:25</text:p>
          </table:table-cell>
          <table:table-cell table:number-columns-repeated="8"/>
        </table:table-row>
        <table:table-row table:style-name="ro7">
          <table:table-cell table:style-name="ce12" office:value-type="string" calcext:value-type="string">
            <text:p>Dusk length after Sunset <text:s text:c="5"/>= CivilEnd – Sunset</text:p>
          </table:table-cell>
          <table:table-cell table:formula="of:=[.E100]-[.B100]" office:value-type="float" office:value="1.84871114159542" calcext:value-type="float">
            <text:p>1,8487111416</text:p>
          </table:table-cell>
          <table:table-cell table:style-name="ce17" table:formula="of:=[.B106]/24" office:value-type="time" office:time-value="PT01H50M55.360109744S" calcext:value-type="time">
            <text:p>01:50:55</text:p>
          </table:table-cell>
          <table:table-cell table:number-columns-repeated="8"/>
        </table:table-row>
        <table:table-row table:style-name="ro2">
          <table:table-cell table:style-name="ce12" office:value-type="string" calcext:value-type="string">
            <text:p>Sun altitude = 90 + declination – latitude</text:p>
          </table:table-cell>
          <table:table-cell table:formula="of:=90+0.5*([.C60]+[.C63])-[.B12]" office:value-type="float" office:value="53.1984414281728" calcext:value-type="float">
            <text:p>53,1984414282</text:p>
          </table:table-cell>
          <table:table-cell table:number-columns-repeated="9"/>
        </table:table-row>
        <table:table-row table:style-name="ro2" table:number-rows-repeated="1048468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mainpage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unrise/Sunset Calculation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3">
          <table:table-cell table:style-name="ce2" office:value-type="string" calcext:value-type="string">
            <text:p>Inputs:</text:p>
          </table:table-cell>
          <table:table-cell table:style-name="ce13" office:value-type="string" calcext:value-type="string">
            <text:p>Day</text:p>
          </table:table-cell>
          <table:table-cell table:style-name="ce13" office:value-type="string" calcext:value-type="string">
            <text:p>Month</text:p>
          </table:table-cell>
          <table:table-cell table:style-name="ce13" office:value-type="string" calcext:value-type="string">
            <text:p>Year</text:p>
          </table:table-cell>
          <table:table-cell/>
        </table:table-row>
        <table:table-row table:style-name="ro3">
          <table:table-cell table:style-name="ce3" office:value-type="string" calcext:value-type="string">
            <text:p><text:s text:c="3"/>Date of <text:s/>sunrise/sunset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15" calcext:value-type="float">
            <text:p>2015</text:p>
          </table:table-cell>
          <table:table-cell/>
        </table:table-row>
        <table:table-row table:style-name="ro2">
          <table:table-cell table:style-name="ce3"/>
          <table:table-cell table:number-columns-repeated="4"/>
        </table:table-row>
        <table:table-row table:style-name="ro3">
          <table:table-cell table:style-name="ce3" office:value-type="string" calcext:value-type="string">
            <text:p><text:s text:c="3"/>Location for sunrise/sunset</text:p>
          </table:table-cell>
          <table:table-cell table:style-name="ce13" office:value-type="string" calcext:value-type="string">
            <text:p>Latitude</text:p>
          </table:table-cell>
          <table:table-cell table:style-name="ce13" office:value-type="string" calcext:value-type="string">
            <text:p>Longitude</text:p>
          </table:table-cell>
          <table:table-cell table:style-name="ce13" office:value-type="string" calcext:value-type="string">
            <text:p>TZ</text:p>
          </table:table-cell>
          <table:table-cell/>
        </table:table-row>
        <table:table-row table:style-name="ro3">
          <table:table-cell table:style-name="ce4" office:value-type="string" calcext:value-type="string">
            <text:p>Helsinki</text:p>
          </table:table-cell>
          <table:table-cell office:value-type="float" office:value="60.18" calcext:value-type="float">
            <text:p>60,18</text:p>
          </table:table-cell>
          <table:table-cell office:value-type="float" office:value="24.93" calcext:value-type="float">
            <text:p>24,9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4"/>
          <table:table-cell table:number-columns-repeated="4"/>
        </table:table-row>
        <table:table-row table:style-name="ro3">
          <table:table-cell table:style-name="ce2" office:value-type="string" calcext:value-type="string">
            <text:p>Calculation results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Day of the year</text:p>
          </table:table-cell>
          <table:table-cell table:formula="of:=[formulas.B23]" office:value-type="float" office:value="168" calcext:value-type="float">
            <text:p>168</text:p>
          </table:table-cell>
          <table:table-cell table:number-columns-repeated="3"/>
        </table:table-row>
        <table:table-row table:style-name="ro4">
          <table:table-cell table:style-name="ce4"/>
          <table:table-cell table:number-columns-repeated="4"/>
        </table:table-row>
        <table:table-row table:style-name="ro4">
          <table:table-cell table:style-name="ce19" office:value-type="string" calcext:value-type="string">
            <text:p>Civil twilight begins</text:p>
          </table:table-cell>
          <table:table-cell table:style-name="ce18" table:formula="of:=[formulas.D99]" office:value-type="time" office:time-value="PT01H03M25.194097048S" calcext:value-type="time">
            <text:p>01:03:25</text:p>
          </table:table-cell>
          <table:table-cell table:number-columns-repeated="2"/>
          <table:table-cell office:value-type="string" calcext:value-type="string">
            <text:p>Check and compare</text:p>
          </table:table-cell>
        </table:table-row>
        <table:table-row table:style-name="ro4">
          <table:table-cell table:style-name="ce19" office:value-type="string" calcext:value-type="string">
            <text:p>Sunrise time</text:p>
          </table:table-cell>
          <table:table-cell table:style-name="ce18" table:formula="of:=[formulas.C99]" office:value-type="time" office:time-value="PT02H53M50.367441322S" calcext:value-type="time">
            <text:p>02:53:50</text:p>
          </table:table-cell>
          <table:table-cell table:number-columns-repeated="2"/>
          <table:table-cell office:value-type="string" calcext:value-type="string">
            <text:p>http://www.moisio.fi/taivas/aurinko.php?paikka=Helsingfors&amp;dy=15&amp;mn=06&amp;yr=2015</text:p>
          </table:table-cell>
        </table:table-row>
        <table:table-row table:style-name="ro4">
          <table:table-cell table:style-name="ce19" office:value-type="string" calcext:value-type="string">
            <text:p>Sunset time</text:p>
          </table:table-cell>
          <table:table-cell table:style-name="ce18" table:formula="of:=[formulas.C100]" office:value-type="time" office:time-value="PT21H48M30.539248136S" calcext:value-type="time">
            <text:p>21:48:31</text:p>
          </table:table-cell>
          <table:table-cell table:number-columns-repeated="3"/>
        </table:table-row>
        <table:table-row table:style-name="ro4">
          <table:table-cell table:style-name="ce19" office:value-type="string" calcext:value-type="string">
            <text:p>Civil twilight end</text:p>
          </table:table-cell>
          <table:table-cell table:style-name="ce18" table:formula="of:=[formulas.D100]" office:value-type="time" office:time-value="PT23H39M25.899357879S" calcext:value-type="time">
            <text:p>23:39:26</text:p>
          </table:table-cell>
          <table:table-cell table:number-columns-repeated="3"/>
        </table:table-row>
        <table:table-row table:style-name="ro4">
          <table:table-cell table:style-name="ce19" office:value-type="string" calcext:value-type="string">
            <text:p>Noon time</text:p>
          </table:table-cell>
          <table:table-cell table:style-name="ce18" table:formula="of:=[formulas.C103]" office:value-type="time" office:time-value="PT12H21M10.453344729S" calcext:value-type="time">
            <text:p>12:21:10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Day length</text:p>
          </table:table-cell>
          <table:table-cell table:style-name="ce18" table:formula="of:=[formulas.C104]" office:value-type="time" office:time-value="PT18H54M40.171806814S" calcext:value-type="time">
            <text:p>18:54:40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Dawn length before sunrise</text:p>
          </table:table-cell>
          <table:table-cell table:style-name="ce18" table:formula="of:=[formulas.C105]" office:value-type="time" office:time-value="PT01H50M25.173344273S" calcext:value-type="time">
            <text:p>01:50:25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Dusk length after sunset</text:p>
          </table:table-cell>
          <table:table-cell table:style-name="ce18" table:formula="of:=[formulas.C106]" office:value-type="time" office:time-value="PT01H50M55.360109744S" calcext:value-type="time">
            <text:p>01:50:55</text:p>
          </table:table-cell>
          <table:table-cell table:number-columns-repeated="3"/>
        </table:table-row>
        <table:table-row table:style-name="ro2">
          <table:table-cell table:style-name="ce19"/>
          <table:table-cell table:style-name="ce18"/>
          <table:table-cell table:number-columns-repeated="3"/>
        </table:table-row>
        <table:table-row table:style-name="ro2">
          <table:table-cell table:style-name="ce19" office:value-type="string" calcext:value-type="string">
            <text:p>Sun declination</text:p>
          </table:table-cell>
          <table:table-cell table:style-name="ce20" table:formula="of:=[formulas.C60]" office:value-type="float" office:value="23.3710604968765" calcext:value-type="float">
            <text:p>23,37</text:p>
          </table:table-cell>
          <table:table-cell table:number-columns-repeated="3"/>
        </table:table-row>
        <table:table-row table:style-name="ro4">
          <table:table-cell table:style-name="ce19" office:value-type="string" calcext:value-type="string">
            <text:p>Sun altitude</text:p>
          </table:table-cell>
          <table:table-cell table:style-name="ce20" table:formula="of:=[formulas.B107]" office:value-type="float" office:value="53.1984414281728" calcext:value-type="float">
            <text:p>53,20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3">
          <table:table-cell table:style-name="ce2" office:value-type="string" calcext:value-type="string">
            <text:p>Source: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<text:s text:c="3"/>Almanac for Computers, 1990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<text:s text:c="3"/>published by Nautical Almanac Office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<text:s text:c="3"/>United States Naval Observatory</text:p>
          </table:table-cell>
          <table:table-cell table:number-columns-repeated="4"/>
        </table:table-row>
        <table:table-row table:style-name="ro3">
          <table:table-cell table:style-name="ce3" office:value-type="string" calcext:value-type="string">
            <text:p><text:s text:c="3"/>Washington, DC 20392</text:p>
          </table:table-cell>
          <table:table-cell table:number-columns-repeated="4"/>
        </table:table-row>
        <table:table-row table:style-name="ro2" table:number-rows-repeated="76">
          <table:table-cell table:number-columns-repeated="5"/>
        </table:table-row>
        <table:table-row table:style-name="ro4">
          <table:table-cell table:number-columns-repeated="5"/>
        </table:table-row>
        <table:table-row table:style-name="ro2" table:number-rows-repeated="104847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8">
      <number:number number:decimal-places="11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10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.00.0000</text:date>, <text:time style:data-style-name="N2" text:time-value="17:54:37.19564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mo Lammi</meta:initial-creator>
    <meta:creation-date>2014-11-09T23:44:51</meta:creation-date>
    <dc:date>2015-06-17T18:56:08.142841000</dc:date>
    <meta:editing-duration>PT7H19M3S</meta:editing-duration>
    <meta:editing-cycles>31</meta:editing-cycles>
    <meta:generator>LibreOffice/4.3.7.2$MacOSX_X86_64 LibreOffice_project/8a35821d8636a03b8bf4e15b48f59794652c68ba</meta:generator>
    <meta:document-statistic meta:table-count="3" meta:cell-count="241" meta:object-count="0"/>
  </office:meta>
</office:document-meta>
</file>